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precision-as-shown="true"/>
      <table:table table:name="Hoja1" table:style-name="ta1">
        <table:shapes>
          <draw:frame draw:z-index="0" draw:style-name="gr1" draw:text-style-name="P1" svg:width="14.453cm" svg:height="8.257cm" svg:x="10.614cm" svg:y="0.451cm">
            <draw:object draw:notify-on-update-of-ranges="Hoja1.B4:Hoja1.B11 Hoja1.C4:Hoja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376cm" svg:height="8.512cm" svg:x="10.56cm" svg:y="9.969cm">
            <draw:object draw:notify-on-update-of-ranges="Hoja1.B26:Hoja1.B33 Hoja1.C26:Hoja1.C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15cm" svg:height="8.544cm" svg:x="10.755cm" svg:y="19.838cm">
            <draw:object draw:notify-on-update-of-ranges="Hoja1.B48:Hoja1.B55 Hoja1.C48:Hoja1.C5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.15cm" svg:height="8.479cm" svg:x="10.753cm" svg:y="29.387cm">
            <draw:object draw:notify-on-update-of-ranges="Hoja1.B69:Hoja1.B76 Hoja1.C69:Hoja1.C7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4.279cm" svg:height="8.544cm" svg:x="10.464cm" svg:y="39.286cm">
            <draw:object draw:notify-on-update-of-ranges="Hoja1.B91:Hoja1.B98 Hoja1.C91:Hoja1.C9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19744" calcext:value-type="float">
            <text:p>719744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63870" calcext:value-type="float">
            <text:p>663870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464769" calcext:value-type="float">
            <text:p>464769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66130" calcext:value-type="float">
            <text:p>266130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9086" calcext:value-type="float">
            <text:p>239086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896" calcext:value-type="float">
            <text:p>244896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1032" calcext:value-type="float">
            <text:p>241032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18920" calcext:value-type="float">
            <text:p>218920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14556" calcext:value-type="float">
            <text:p>714556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75236" calcext:value-type="float">
            <text:p>675236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04350" calcext:value-type="float">
            <text:p>504350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08852" calcext:value-type="float">
            <text:p>408852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1612" calcext:value-type="float">
            <text:p>351612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980" calcext:value-type="float">
            <text:p>293980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13077" calcext:value-type="float">
            <text:p>213077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11641" calcext:value-type="float">
            <text:p>211641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11560" calcext:value-type="float">
            <text:p>71156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13862" calcext:value-type="float">
            <text:p>613862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18683" calcext:value-type="float">
            <text:p>518683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25955" calcext:value-type="float">
            <text:p>325955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1099" calcext:value-type="float">
            <text:p>231099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7726" calcext:value-type="float">
            <text:p>207726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10922" calcext:value-type="float">
            <text:p>210922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05223" calcext:value-type="float">
            <text:p>205223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82547" calcext:value-type="float">
            <text:p>782547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32064" calcext:value-type="float">
            <text:p>632064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419160" calcext:value-type="float">
            <text:p>419160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03830" calcext:value-type="float">
            <text:p>303830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2470" calcext:value-type="float">
            <text:p>332470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4224" calcext:value-type="float">
            <text:p>254224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1044" calcext:value-type="float">
            <text:p>241044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43945" calcext:value-type="float">
            <text:p>243945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17749" calcext:value-type="float">
            <text:p>717749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58401" calcext:value-type="float">
            <text:p>458401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33069" calcext:value-type="float">
            <text:p>333069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36353" calcext:value-type="float">
            <text:p>336353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9462" calcext:value-type="float">
            <text:p>249462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7881" calcext:value-type="float">
            <text:p>247881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38205" calcext:value-type="float">
            <text:p>238205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46430" calcext:value-type="float">
            <text:p>246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8:29:51.0302666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8:57:20.495134836</dc:date>
    <meta:generator>LibreOffice/4.2.8.2$Linux_X86_64 LibreOffice_project/420m0$Build-2</meta:generator>
    <meta:editing-duration>PT21M55S</meta:editing-duration>
    <meta:editing-cycles>2</meta:editing-cycles>
    <meta:document-statistic meta:table-count="1" meta:cell-count="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4cm" svg:height="8.258cm" xlink:href=".." xlink:type="simple" chart:class="chart:scatter" chart:style-name="ch1">
        <chart:title svg:x="6.707cm" svg:y="0.301cm" chart:style-name="ch2">
          <text:p>10%</text:p>
        </chart:title>
        <chart:plot-area chart:style-name="ch3" table:cell-range-address="Hoja1.B4:Hoja1.C11" svg:x="1.204cm" svg:y="1.27cm" svg:width="12.864cm" svg:height="5.841cm">
          <chartooo:coordinate-region svg:x="2.566cm" svg:y="1.47cm" svg:width="11.222cm" svg:height="4.994cm"/>
          <chart:axis chart:dimension="x" chart:name="primary-x" chart:style-name="ch4">
            <chart:title svg:x="6.983cm" svg:y="7.276cm" chart:style-name="ch5">
              <text:p>Threads</text:p>
            </chart:title>
          </chart:axis>
          <chart:axis chart:dimension="y" chart:name="primary-y" chart:style-name="ch4">
            <chart:title svg:x="0.355cm" svg:y="5.107cm" chart:style-name="ch6">
              <text:p>Tiempo [ms]</text:p>
            </chart:title>
            <chart:grid chart:style-name="ch7" chart:class="major"/>
          </chart:axis>
          <chart:series chart:style-name="ch8" chart:values-cell-range-address="Hoja1.C4:Hoja1.C11" chart:class="chart:scatter">
            <chart:domain table:cell-range-address="Hoja1.B4:Hoja1.B1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4:Hoja1.B11</svg:desc>
                </draw:g>
              </table:table-cell>
              <table:table-cell office:value-type="float" office:value="719744">
                <text:p>719744</text:p>
                <draw:g>
                  <svg:desc>Hoja1.C4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3870">
                <text:p>6638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64769">
                <text:p>464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6130">
                <text:p>266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39086">
                <text:p>239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44896">
                <text:p>244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41032">
                <text:p>241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18920">
                <text:p>2189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77cm" svg:height="8.513cm" xlink:href=".." xlink:type="simple" chart:class="chart:scatter" chart:style-name="ch1">
        <chart:title svg:x="6.668cm" svg:y="0.306cm" chart:style-name="ch2">
          <text:p>20%</text:p>
        </chart:title>
        <chart:plot-area chart:style-name="ch3" table:cell-range-address="Hoja1.B26:Hoja1.C33" svg:x="1.298cm" svg:y="1.281cm" svg:width="12.792cm" svg:height="6.081cm">
          <chartooo:coordinate-region svg:x="2.66cm" svg:y="1.48cm" svg:width="11.15cm" svg:height="5.235cm"/>
          <chart:axis chart:dimension="x" chart:name="primary-x" chart:style-name="ch4">
            <chart:title svg:x="7.041cm" svg:y="7.532cm" chart:style-name="ch5">
              <text:p>Threads</text:p>
            </chart:title>
          </chart:axis>
          <chart:axis chart:dimension="y" chart:name="primary-y" chart:style-name="ch4">
            <chart:title svg:x="0.451cm" svg:y="5.238cm" chart:style-name="ch6">
              <text:p>Tiempo [ms]</text:p>
            </chart:title>
            <chart:grid chart:style-name="ch7" chart:class="major"/>
          </chart:axis>
          <chart:series chart:style-name="ch8" chart:values-cell-range-address="Hoja1.C26:Hoja1.C33" chart:class="chart:scatter">
            <chart:domain table:cell-range-address="Hoja1.B26:Hoja1.B33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26:Hoja1.B33</svg:desc>
                </draw:g>
              </table:table-cell>
              <table:table-cell office:value-type="float" office:value="714556">
                <text:p>714556</text:p>
                <draw:g>
                  <svg:desc>Hoja1.C26:Hoja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75236">
                <text:p>675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4350">
                <text:p>504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08852">
                <text:p>408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51612">
                <text:p>351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93980">
                <text:p>2939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13077">
                <text:p>213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11641">
                <text:p>211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51cm" svg:height="8.545cm" xlink:href=".." xlink:type="simple" chart:class="chart:scatter" chart:style-name="ch1">
        <chart:title svg:x="6.555cm" svg:y="0.306cm" chart:style-name="ch2">
          <text:p>30%</text:p>
        </chart:title>
        <chart:plot-area chart:style-name="ch3" table:cell-range-address="Hoja1.B48:Hoja1.C55" svg:x="1.294cm" svg:y="1.281cm" svg:width="12.574cm" svg:height="6.113cm">
          <chartooo:coordinate-region svg:x="2.656cm" svg:y="1.48cm" svg:width="10.932cm" svg:height="5.267cm"/>
          <chart:axis chart:dimension="x" chart:name="primary-x" chart:style-name="ch4">
            <chart:title svg:x="6.928cm" svg:y="7.564cm" chart:style-name="ch5">
              <text:p>Threads</text:p>
            </chart:title>
          </chart:axis>
          <chart:axis chart:dimension="y" chart:name="primary-y" chart:style-name="ch4">
            <chart:title svg:x="0.451cm" svg:y="5.254cm" chart:style-name="ch6">
              <text:p>Tiempo [ms]</text:p>
            </chart:title>
            <chart:grid chart:style-name="ch7" chart:class="major"/>
          </chart:axis>
          <chart:series chart:style-name="ch8" chart:values-cell-range-address="Hoja1.C48:Hoja1.C55" chart:class="chart:scatter">
            <chart:domain table:cell-range-address="Hoja1.B48:Hoja1.B55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48:Hoja1.B55</svg:desc>
                </draw:g>
              </table:table-cell>
              <table:table-cell office:value-type="float" office:value="711560">
                <text:p>711560</text:p>
                <draw:g>
                  <svg:desc>Hoja1.C48:Hoja1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13862">
                <text:p>613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18683">
                <text:p>51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5955">
                <text:p>325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31099">
                <text:p>231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7726">
                <text:p>207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10922">
                <text:p>210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05223">
                <text:p>2052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51cm" svg:height="8.48cm" xlink:href=".." xlink:type="simple" chart:class="chart:scatter" chart:style-name="ch1">
        <chart:title svg:x="6.555cm" svg:y="0.305cm" chart:style-name="ch2">
          <text:p>40%</text:p>
        </chart:title>
        <chart:plot-area chart:style-name="ch3" table:cell-range-address="Hoja1.B69:Hoja1.C76" svg:x="1.294cm" svg:y="1.279cm" svg:width="12.574cm" svg:height="6.051cm">
          <chartooo:coordinate-region svg:x="2.656cm" svg:y="1.478cm" svg:width="10.932cm" svg:height="5.205cm"/>
          <chart:axis chart:dimension="x" chart:name="primary-x" chart:style-name="ch4">
            <chart:title svg:x="6.928cm" svg:y="7.499cm" chart:style-name="ch5">
              <text:p>Threads</text:p>
            </chart:title>
          </chart:axis>
          <chart:axis chart:dimension="y" chart:name="primary-y" chart:style-name="ch4">
            <chart:title svg:x="0.451cm" svg:y="5.221cm" chart:style-name="ch6">
              <text:p>Tiempo [ms]</text:p>
            </chart:title>
            <chart:grid chart:style-name="ch7" chart:class="major"/>
          </chart:axis>
          <chart:series chart:style-name="ch8" chart:values-cell-range-address="Hoja1.C69:Hoja1.C76" chart:class="chart:scatter">
            <chart:domain table:cell-range-address="Hoja1.B69:Hoja1.B7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69:Hoja1.B76</svg:desc>
                </draw:g>
              </table:table-cell>
              <table:table-cell office:value-type="float" office:value="782547">
                <text:p>782547</text:p>
                <draw:g>
                  <svg:desc>Hoja1.C69:Hoja1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2064">
                <text:p>632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19160">
                <text:p>419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3830">
                <text:p>3038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32470">
                <text:p>3324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54224">
                <text:p>254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41044">
                <text:p>241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43945">
                <text:p>2439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8cm" svg:height="8.545cm" xlink:href=".." xlink:type="simple" chart:class="chart:scatter" chart:style-name="ch1">
        <chart:title svg:x="6.62cm" svg:y="0.306cm" chart:style-name="ch2">
          <text:p>50%</text:p>
        </chart:title>
        <chart:plot-area chart:style-name="ch3" table:cell-range-address="Hoja1.B91:Hoja1.C98" svg:x="1.296cm" svg:y="1.281cm" svg:width="12.699cm" svg:height="6.113cm">
          <chartooo:coordinate-region svg:x="2.658cm" svg:y="1.48cm" svg:width="11.057cm" svg:height="5.267cm"/>
          <chart:axis chart:dimension="x" chart:name="primary-x" chart:style-name="ch4">
            <chart:title svg:x="6.992cm" svg:y="7.564cm" chart:style-name="ch5">
              <text:p>Threads</text:p>
            </chart:title>
          </chart:axis>
          <chart:axis chart:dimension="y" chart:name="primary-y" chart:style-name="ch4">
            <chart:title svg:x="0.451cm" svg:y="5.254cm" chart:style-name="ch6">
              <text:p>Tiempo [ms]</text:p>
            </chart:title>
            <chart:grid chart:style-name="ch7" chart:class="major"/>
          </chart:axis>
          <chart:series chart:style-name="ch8" chart:values-cell-range-address="Hoja1.C91:Hoja1.C98" chart:class="chart:scatter">
            <chart:domain table:cell-range-address="Hoja1.B91:Hoja1.B9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91:Hoja1.B98</svg:desc>
                </draw:g>
              </table:table-cell>
              <table:table-cell office:value-type="float" office:value="717749">
                <text:p>717749</text:p>
                <draw:g>
                  <svg:desc>Hoja1.C91:Hoja1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8401">
                <text:p>458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33069">
                <text:p>333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36353">
                <text:p>336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49462">
                <text:p>249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47881">
                <text:p>247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38205">
                <text:p>238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46430">
                <text:p>2464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